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p text:style-name="Heading_20_1">Gnome Applet Subversion Update</text:p>
        </text:list-item>
      </text:list>
      <text:p text:style-name="Standard"/>
      <text:p text:style-name="Standard">Ce présent document spécifie le projet part le biais d'une approche fonctionnelle.</text:p>
      <text:p text:style-name="Standard"/>
      <text:p text:style-name="Standard">Objectifs</text:p>
      <text:p text:style-name="Standard"/>
      <text:p text:style-name="Standard">Ce composant Gnome a pour premier objectif d'avertir les utilisateurs de mises à jour disponibles sur les différentes répertoires versionnés (SVN, CVS, GIT, etc.). La seconde tâche sous jacente est de permettre de mettre à jour ces répertoires via une simple fenêtre de notification.</text:p>
      <text:p text:style-name="Standard"/>
      <text:p text:style-name="Standard">L'utilisateur conserve le choix d'accepter les mises à jour depuis les différents dépôts gérés, via une fenêtre de notification.</text:p>
      <text:p text:style-name="Standard"/>
      <text:p text:style-name="Standard">L'applet propose une première interface de configuration simpliste. Celle-ci permet à l'utilisateur de sélectionner les différents dépôts à gérer, en fonction du protocole de gestion de version sous jacent.</text:p>
      <text:p text:style-name="Standard"/>
      <text:p text:style-name="Standard">Technologies</text:p>
      <text:p text:style-name="Standard"/>
      <text:p text:style-name="Standard">Perl, Python, GTK, C.</text:p>
      <text:p text:style-name="Standard">Privilégier une language de script comme Perl.</text:p>
      <text:p text:style-name="Standard"/>
      <text:p text:style-name="Standard">Features</text:p>
      <text:p text:style-name="Standard"/>
      <text:p text:style-name="Standard">Interface de configuration permettant l'ajout de dépôts, et la suppresion.</text:p>
      <text:p text:style-name="Standard">Obligation d'indiquer le gestionnaire associer manuellement. Une fois le gestionnaire de version sélectionné, l'applet sait comment récupéré le numéro de version et la commande à utiliser pour vérifier la différence entre létat du dépôt local et le dépôt d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>
        <style:tab-stops/>
      </style:paragraph-properties>
      <style:text-properties fo:color="#c5000b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color="#c5000b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Chemineau</meta:initial-creator>
    <meta:creation-date>2008-08-30T00:42:29</meta:creation-date>
    <dc:creator>Thomas Chemineau</dc:creator>
    <dc:date>2008-08-30T00:59:37</dc:date>
    <meta:editing-cycles>19</meta:editing-cycles>
    <meta:editing-duration>PT17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72" meta:character-count="1162"/>
  </office:meta>
</office:document-meta>
</file>